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80000012C165A8B1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imagesw" xlink:href="Pictures/10000000000000A80000012C165A8B1E.jpg" xlink:type="simple" xlink:show="embed" xlink:actuate="onLoad"/>
    <draw:fill-image draw:name="ww" xlink:href="Pictures/10000000000000A80000012C165A8B1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ww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A80000012C165A8B1E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ww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22:07.300523072</meta:creation-date>
    <dc:date>2024-11-19T09:32:26.596133067</dc:date>
    <meta:editing-duration>PT10M2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